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61" style:family="paragraph" style:parent-style-name="Text_20_body">
      <style:text-properties officeooo:rsid="0020de50" officeooo:paragraph-rsid="0020de50"/>
    </style:style>
    <style:style style:name="P62" style:family="paragraph" style:parent-style-name="Text_20_body">
      <style:text-properties officeooo:rsid="0026c9bb" officeooo:paragraph-rsid="0026c9bb"/>
    </style:style>
    <style:style style:name="P63" style:family="paragraph" style:parent-style-name="Text_20_body">
      <style:paragraph-properties fo:text-align="justify" style:justify-single-word="false"/>
    </style:style>
    <style:style style:name="P64" style:family="paragraph" style:parent-style-name="Text_20_body">
      <style:paragraph-properties fo:text-align="justify" style:justify-single-word="false"/>
      <style:text-properties officeooo:paragraph-rsid="00337f48"/>
    </style:style>
    <style:style style:name="P65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66" style:family="paragraph" style:parent-style-name="Text_20_body">
      <style:text-properties officeooo:paragraph-rsid="004b0919"/>
    </style:style>
    <style:style style:name="P67" style:family="paragraph" style:parent-style-name="Text_20_body">
      <style:text-properties officeooo:paragraph-rsid="004df0c1"/>
    </style:style>
    <style:style style:name="P68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69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70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71" style:family="paragraph" style:parent-style-name="Preformatted_20_Text">
      <style:paragraph-properties fo:margin-top="0in" fo:margin-bottom="0.1965in" loext:contextual-spacing="false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79" style:family="paragraph" style:parent-style-name="Text_20_body">
      <style:text-properties officeooo:paragraph-rsid="00637fbc"/>
    </style:style>
    <style:style style:name="P80" style:family="paragraph" style:parent-style-name="Heading_20_1">
      <style:text-properties officeooo:rsid="001dccfa" officeooo:paragraph-rsid="001dccfa"/>
    </style:style>
    <style:style style:name="P81" style:family="paragraph" style:parent-style-name="Heading_20_3">
      <style:text-properties officeooo:paragraph-rsid="001e4be2"/>
    </style:style>
    <style:style style:name="P82" style:family="paragraph" style:parent-style-name="Heading_20_3">
      <style:text-properties officeooo:paragraph-rsid="0021a0d0"/>
    </style:style>
    <style:style style:name="P83" style:family="paragraph" style:parent-style-name="Heading_20_3">
      <style:text-properties officeooo:paragraph-rsid="0021bf18"/>
    </style:style>
    <style:style style:name="P84" style:family="paragraph" style:parent-style-name="Heading_20_3">
      <style:text-properties officeooo:paragraph-rsid="0023105f"/>
    </style:style>
    <style:style style:name="P85" style:family="paragraph" style:parent-style-name="Heading_20_3">
      <style:text-properties officeooo:paragraph-rsid="00233845"/>
    </style:style>
    <style:style style:name="P86" style:family="paragraph" style:parent-style-name="Heading_20_3">
      <style:text-properties officeooo:paragraph-rsid="002383ce"/>
    </style:style>
    <style:style style:name="P87" style:family="paragraph" style:parent-style-name="Heading_20_3">
      <style:text-properties officeooo:paragraph-rsid="00244473"/>
    </style:style>
    <style:style style:name="P88" style:family="paragraph" style:parent-style-name="Heading_20_3">
      <style:text-properties officeooo:rsid="0025d73f" officeooo:paragraph-rsid="0025d73f"/>
    </style:style>
    <style:style style:name="P89" style:family="paragraph" style:parent-style-name="Heading_20_3">
      <style:text-properties officeooo:paragraph-rsid="0032fec9"/>
    </style:style>
    <style:style style:name="P90" style:family="paragraph" style:parent-style-name="Heading_20_3">
      <style:text-properties officeooo:paragraph-rsid="0033179a"/>
    </style:style>
    <style:style style:name="P91" style:family="paragraph" style:parent-style-name="Heading_20_3">
      <style:text-properties officeooo:paragraph-rsid="00337f48"/>
    </style:style>
    <style:style style:name="P92" style:family="paragraph" style:parent-style-name="Heading_20_3">
      <style:text-properties officeooo:paragraph-rsid="00341d0c"/>
    </style:style>
    <style:style style:name="P93" style:family="paragraph" style:parent-style-name="Heading_20_3">
      <style:text-properties officeooo:paragraph-rsid="0035e42f"/>
    </style:style>
    <style:style style:name="P94" style:family="paragraph" style:parent-style-name="Heading_20_3">
      <style:text-properties officeooo:paragraph-rsid="003ab012"/>
    </style:style>
    <style:style style:name="P95" style:family="paragraph" style:parent-style-name="Heading_20_3">
      <style:text-properties officeooo:paragraph-rsid="003c731d"/>
    </style:style>
    <style:style style:name="P96" style:family="paragraph" style:parent-style-name="Heading_20_3">
      <style:text-properties officeooo:paragraph-rsid="003eac7b"/>
    </style:style>
    <style:style style:name="P97" style:family="paragraph" style:parent-style-name="Heading_20_3">
      <style:text-properties officeooo:paragraph-rsid="003fe4f4"/>
    </style:style>
    <style:style style:name="P98" style:family="paragraph" style:parent-style-name="Heading_20_3">
      <style:text-properties officeooo:paragraph-rsid="00408031"/>
    </style:style>
    <style:style style:name="P99" style:family="paragraph" style:parent-style-name="Heading_20_3">
      <style:text-properties officeooo:paragraph-rsid="0040dd9d"/>
    </style:style>
    <style:style style:name="P100" style:family="paragraph" style:parent-style-name="Heading_20_3">
      <style:text-properties officeooo:paragraph-rsid="0047bca0"/>
    </style:style>
    <style:style style:name="P101" style:family="paragraph" style:parent-style-name="Heading_20_3">
      <style:text-properties officeooo:paragraph-rsid="004b0919"/>
    </style:style>
    <style:style style:name="P102" style:family="paragraph" style:parent-style-name="Heading_20_3">
      <style:text-properties officeooo:paragraph-rsid="004df0c1"/>
    </style:style>
    <style:style style:name="P103" style:family="paragraph" style:parent-style-name="Heading_20_3">
      <style:text-properties officeooo:paragraph-rsid="0050e85f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officeooo:rsid="00341d0c"/>
    </style:style>
    <style:style style:name="T24" style:family="text">
      <style:text-properties officeooo:rsid="0035e42f"/>
    </style:style>
    <style:style style:name="T25" style:family="text">
      <style:text-properties officeooo:rsid="003a1114"/>
    </style:style>
    <style:style style:name="T26" style:family="text">
      <style:text-properties officeooo:rsid="003b67b5"/>
    </style:style>
    <style:style style:name="T27" style:family="text">
      <style:text-properties officeooo:rsid="003c731d"/>
    </style:style>
    <style:style style:name="T28" style:family="text">
      <style:text-properties officeooo:rsid="003d492f"/>
    </style:style>
    <style:style style:name="T29" style:family="text">
      <style:text-properties officeooo:rsid="003eac7b"/>
    </style:style>
    <style:style style:name="T30" style:family="text">
      <style:text-properties officeooo:rsid="003ecf57"/>
    </style:style>
    <style:style style:name="T31" style:family="text">
      <style:text-properties officeooo:rsid="003fe4f4"/>
    </style:style>
    <style:style style:name="T32" style:family="text">
      <style:text-properties officeooo:rsid="00408031"/>
    </style:style>
    <style:style style:name="T33" style:family="text">
      <style:text-properties officeooo:rsid="0040dd9d"/>
    </style:style>
    <style:style style:name="T34" style:family="text">
      <style:text-properties officeooo:rsid="0043bdef"/>
    </style:style>
    <style:style style:name="T35" style:family="text">
      <style:text-properties officeooo:rsid="004535c6"/>
    </style:style>
    <style:style style:name="T36" style:family="text">
      <style:text-properties officeooo:rsid="0047bca0"/>
    </style:style>
    <style:style style:name="T37" style:family="text">
      <style:text-properties officeooo:rsid="00490bd0"/>
    </style:style>
    <style:style style:name="T38" style:family="text">
      <style:text-properties officeooo:rsid="004b0919"/>
    </style:style>
    <style:style style:name="T39" style:family="text">
      <style:text-properties officeooo:rsid="004c6561"/>
    </style:style>
    <style:style style:name="T40" style:family="text">
      <style:text-properties officeooo:rsid="004df0c1"/>
    </style:style>
    <style:style style:name="T41" style:family="text">
      <style:text-properties officeooo:rsid="0050e85f"/>
    </style:style>
    <style:style style:name="T42" style:family="text">
      <style:text-properties officeooo:rsid="00532088"/>
    </style:style>
    <style:style style:name="T43" style:family="text">
      <style:text-properties officeooo:rsid="0053e857"/>
    </style:style>
    <style:style style:name="T44" style:family="text">
      <style:text-properties officeooo:rsid="0059ef21"/>
    </style:style>
    <style:style style:name="T45" style:family="text">
      <style:text-properties officeooo:rsid="005a398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81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61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82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83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84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85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86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87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88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62">Localstate는 기본적으로 client에 없는 state이다. 마치 api의 state 처럼</text:p>
      <text:p text:style-name="P62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89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90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91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64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65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65">customize에서 'regular 400', 'semi-bold 600', 'bold 700'을 선택후 저기서 import를 붙여넣는다. </text:p>
      <text:h text:style-name="P92" text:outline-level="3"><text:span text:style-name="T21">3</text:span>) <text:span text:style-name="T23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3" text:outline-level="3"><text:span text:style-name="T24">2</text:span>) <text:span text:style-name="T24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3" text:outline-level="3"><text:span text:style-name="T24">3</text:span>) <text:span text:style-name="T24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3" text:outline-level="3"><text:span text:style-name="T24">4</text:span>) <text:span text:style-name="T24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93" text:outline-level="3"><text:span text:style-name="T24">5</text:span>) <text:span text:style-name="T24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5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63"><text:soft-page-break/>모든 <text:span text:style-name="T26">state랑 query, data 같은 것들을 Container에둘 것이다. 모든 hooks도 Container에 둘 것이다. 오직 style만 presenter에 둘 것이다. </text:span></text:p>
      <text:p text:style-name="P63"/>
      <text:p text:style-name="P28">우리가 <text:span text:style-name="T28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94" text:outline-level="3"><text:span text:style-name="T27">2</text:span>) <text:span text:style-name="T27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94" text:outline-level="3"><text:soft-page-break/><text:span text:style-name="T27">3</text:span>) <text:span text:style-name="T27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95" text:outline-level="3"><text:span text:style-name="T27">4</text:span>) <text:span text:style-name="T27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28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96" text:outline-level="3">1) <text:span text:style-name="T29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0">, toast</text:span> } from 'react-toastify';</text:p>
      <text:p text:style-name="P71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0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97" text:outline-level="3"><text:span text:style-name="T31">3</text:span>) <text:span text:style-name="T32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98" text:outline-level="3"><text:span text:style-name="T32">4</text:span>) <text:span text:style-name="T32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99" text:outline-level="3"><text:soft-page-break/><text:span text:style-name="T33">5</text:span>) <text:span text:style-name="T32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4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60">누군가가 이메일로 받은 login secret을 입력하면 confirm을 setAction하게 될 것이다.</text:p>
      <text:h text:style-name="Heading_20_3" text:outline-level="3"><text:span text:style-name="T35">2</text:span>) Auth<text:span text:style-name="T35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5">import React from "react";</text:p>
      <text:p text:style-name="P55">import styled from "styled-components";</text:p>
      <text:p text:style-name="P55">import Input from "../../Components/Input";</text:p>
      <text:p text:style-name="P55">import Button from "../../Components/Button";</text:p>
      <text:p text:style-name="P55"/>
      <text:p text:style-name="P55">const Wrapper = styled.div`</text:p>
      <text:p text:style-name="P55"><text:s text:c="2"/>min-height: 100vh;</text:p>
      <text:p text:style-name="P55"><text:s text:c="2"/>display: flex;</text:p>
      <text:p text:style-name="P55"><text:s text:c="2"/>align-items: center;</text:p>
      <text:p text:style-name="P55"><text:s text:c="2"/>justify-content: center;</text:p>
      <text:p text:style-name="P55"><text:s text:c="2"/>flex-direction: column;</text:p>
      <text:p text:style-name="P55">`;</text:p>
      <text:p text:style-name="P55"/>
      <text:p text:style-name="P55">const Box = styled.div`</text:p>
      <text:p text:style-name="P55"><text:s text:c="2"/>${props =&gt; props.theme.whiteBox}</text:p>
      <text:p text:style-name="P55"><text:s text:c="2"/>border-radius: 0px;</text:p>
      <text:p text:style-name="P55"><text:s text:c="2"/>width: 100%</text:p>
      <text:p text:style-name="P55"><text:s text:c="2"/>max-width: 350px;</text:p>
      <text:p text:style-name="P55">`;</text:p>
      <text:p text:style-name="P55"/>
      <text:p text:style-name="P55">const StateChanger = styled(Box)`</text:p>
      <text:p text:style-name="P55"><text:s text:c="2"/>text-align: center;</text:p>
      <text:p text:style-name="P55"><text:s text:c="2"/>padding: 20px 0px;</text:p>
      <text:p text:style-name="P55"><text:soft-page-break/>`;</text:p>
      <text:p text:style-name="P55"/>
      <text:p text:style-name="P55">const Link = styled.span`</text:p>
      <text:p text:style-name="P55"><text:s text:c="2"/>color: ${props =&gt; props.theme.blueColor};</text:p>
      <text:p text:style-name="P55"><text:s text:c="2"/>cursor: pointer;</text:p>
      <text:p text:style-name="P55">`;</text:p>
      <text:p text:style-name="P55"/>
      <text:p text:style-name="P55">const Form = styled(Box)`</text:p>
      <text:p text:style-name="P55"><text:s text:c="2"/>padding: 40px;</text:p>
      <text:p text:style-name="P55"><text:s text:c="2"/>padding-bottom: 30px;</text:p>
      <text:p text:style-name="P55"><text:s text:c="2"/>margin-bottom: 15px;</text:p>
      <text:p text:style-name="P55"><text:s text:c="2"/>form {</text:p>
      <text:p text:style-name="P55"><text:s text:c="4"/>width: 100%;</text:p>
      <text:p text:style-name="P55"><text:s text:c="4"/>input {</text:p>
      <text:p text:style-name="P55"><text:s text:c="6"/>width: 100%;</text:p>
      <text:p text:style-name="P55"><text:s text:c="6"/>&amp;:not(last-child) {</text:p>
      <text:p text:style-name="P55"><text:s text:c="8"/>margin-bottom: 7px;</text:p>
      <text:p text:style-name="P55"><text:s text:c="6"/>}</text:p>
      <text:p text:style-name="P55"><text:s text:c="4"/>}</text:p>
      <text:p text:style-name="P55"><text:s text:c="4"/>button {</text:p>
      <text:p text:style-name="P55"><text:s text:c="6"/>margin-top: 15px;</text:p>
      <text:p text:style-name="P55"><text:s text:c="4"/>}</text:p>
      <text:p text:style-name="P55"><text:s text:c="2"/>}</text:p>
      <text:p text:style-name="P55">`;</text:p>
      <text:p text:style-name="P55"/>
      <text:p text:style-name="P55">export default ({</text:p>
      <text:p text:style-name="P55"><text:s text:c="2"/>action,</text:p>
      <text:p text:style-name="P55"><text:s text:c="2"/>name,</text:p>
      <text:p text:style-name="P55"><text:s text:c="2"/>firstName,</text:p>
      <text:p text:style-name="P55"><text:s text:c="2"/>lastName,</text:p>
      <text:p text:style-name="P55"><text:s text:c="2"/>secret,</text:p>
      <text:p text:style-name="P55"><text:s text:c="2"/>email,</text:p>
      <text:p text:style-name="P55"><text:soft-page-break/><text:s text:c="2"/>setAction,</text:p>
      <text:p text:style-name="P55"><text:s text:c="2"/>onSubmit</text:p>
      <text:p text:style-name="P55">}) =&gt; (</text:p>
      <text:p text:style-name="P55"><text:s text:c="2"/>&lt;Wrapper&gt;</text:p>
      <text:p text:style-name="P55"><text:s text:c="4"/>&lt;Form&gt;</text:p>
      <text:p text:style-name="P55"><text:s text:c="6"/>{action === "logIn" &amp;&amp; (</text:p>
      <text:p text:style-name="P55"><text:s text:c="8"/>&lt;form onSubmit={onSubmit}&gt;</text:p>
      <text:p text:style-name="P55"><text:s text:c="10"/>&lt;Input placeholder={"이메일 주소"} {...email} type="email" /&gt;</text:p>
      <text:p text:style-name="P55"><text:s text:c="10"/>&lt;Button text={"로그인"} /&gt;</text:p>
      <text:p text:style-name="P55"><text:s text:c="8"/>&lt;/form&gt;</text:p>
      <text:p text:style-name="P55"><text:s text:c="6"/>)}</text:p>
      <text:p text:style-name="P55"><text:s text:c="6"/>{action === "signUp"} &amp;&amp; : (</text:p>
      <text:p text:style-name="P55"><text:s text:c="6"/>&lt;form onSubmit={onSubmit}&gt;</text:p>
      <text:p text:style-name="P55"><text:s text:c="8"/>&lt;Input placeholder={"아이디"} {...name} /&gt;</text:p>
      <text:p text:style-name="P55"><text:s text:c="8"/>&lt;Input placeholder={"성"} {...lastName} /&gt;</text:p>
      <text:p text:style-name="P55"><text:s text:c="8"/>&lt;Input placeholder={"명"} {...firstName} /&gt;</text:p>
      <text:p text:style-name="P55"><text:s text:c="8"/>&lt;Input placeholder={"이메일 주소"} {...email} type="email" /&gt;</text:p>
      <text:p text:style-name="P55"><text:s text:c="8"/>&lt;Button text={"가입"} /&gt;</text:p>
      <text:p text:style-name="P55"><text:s text:c="6"/>&lt;/form&gt;</text:p>
      <text:p text:style-name="P55"><text:s text:c="6"/>)}</text:p>
      <text:p text:style-name="P55"><text:s text:c="6"/>{action === "confirm" &amp;&amp; (</text:p>
      <text:p text:style-name="P55"><text:s text:c="8"/>&lt;form onSubmit={onSubmit}&gt;</text:p>
      <text:p text:style-name="P55"><text:s text:c="10"/>&lt;Input</text:p>
      <text:p text:style-name="P55"><text:s text:c="12"/>placeholder="당신의 비밀코드를 붙여넣어 주세요"</text:p>
      <text:p text:style-name="P55"><text:s text:c="12"/>required</text:p>
      <text:p text:style-name="P55"><text:s text:c="12"/>{...secret}</text:p>
      <text:p text:style-name="P55"><text:s text:c="10"/>/&gt;</text:p>
      <text:p text:style-name="P55"><text:s text:c="10"/>&lt;Button text={"확인"} /&gt;</text:p>
      <text:p text:style-name="P55"><text:s text:c="8"/>&lt;/form&gt;</text:p>
      <text:p text:style-name="P55"><text:s text:c="6"/>)}</text:p>
      <text:p text:style-name="P55"><text:s text:c="4"/>&lt;/Form&gt;</text:p>
      <text:p text:style-name="P55"><text:soft-page-break/><text:s text:c="4"/>&lt;StateChanger&gt;</text:p>
      <text:p text:style-name="P55"><text:s text:c="6"/>{action === "logIn" ? (</text:p>
      <text:p text:style-name="P55"><text:s text:c="8"/>&lt;&gt;</text:p>
      <text:p text:style-name="P55"><text:s text:c="10"/>계정이 없으신가요?{" "}</text:p>
      <text:p text:style-name="P55"><text:s text:c="10"/>&lt;Link onClick={() =&gt; setAction("signUp")}&gt;가입하기&lt;/Link&gt;</text:p>
      <text:p text:style-name="P55"><text:s text:c="8"/>&lt;/&gt;</text:p>
      <text:p text:style-name="P55"><text:s text:c="6"/>) : (</text:p>
      <text:p text:style-name="P55"><text:s text:c="8"/>&lt;Box&gt;</text:p>
      <text:p text:style-name="P55"><text:s text:c="10"/>계정이 있으신가요?{" "}</text:p>
      <text:p text:style-name="P55"><text:s text:c="10"/>&lt;Link onClick={() =&gt; setAction("logIn")}&gt;로그인&lt;/Link&gt;</text:p>
      <text:p text:style-name="P55"><text:s text:c="8"/>&lt;/Box&gt;</text:p>
      <text:p text:style-name="P55"><text:s text:c="6"/>)}</text:p>
      <text:p text:style-name="P55"><text:s text:c="4"/>&lt;/StateChanger&gt;</text:p>
      <text:p text:style-name="P55"><text:s text:c="2"/>&lt;/Wrapper&gt;</text:p>
      <text:p text:style-name="P55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6">~8 confrimSecret + LogIn Mutation</text:span></text:h>
      <text:h text:style-name="P100" text:outline-level="3"><text:span text:style-name="T36">1</text:span>) Auth<text:span text:style-name="T35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00" text:outline-level="3"><text:soft-page-break/><text:span text:style-name="T36">2</text:span>) Auth<text:span text:style-name="T36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6">import React, { useState } from "react";</text:p>
      <text:p text:style-name="P56">import AuthPresenter from "./AuthPresenter";</text:p>
      <text:p text:style-name="P56">import useInput from "../../Hooks/useInput";</text:p>
      <text:p text:style-name="P56">import { useMutation } from "react-apollo-hooks";</text:p>
      <text:p text:style-name="P56">import {</text:p>
      <text:p text:style-name="P56"><text:s text:c="2"/>LOG_IN,</text:p>
      <text:p text:style-name="P56"><text:s text:c="2"/>CREATE_ACCOUNT,</text:p>
      <text:p text:style-name="P56"><text:s text:c="2"/>CONFIRM_SECRET,</text:p>
      <text:p text:style-name="P56"><text:s text:c="2"/>LOCAL_LOG_IN</text:p>
      <text:p text:style-name="P56">} from "./AuthQueries";</text:p>
      <text:p text:style-name="P56">import { toast } from "react-toastify";</text:p>
      <text:p text:style-name="P56"/>
      <text:p text:style-name="P56">export default () =&gt; {</text:p>
      <text:p text:style-name="P56"><text:s text:c="2"/>const [action, setAction] = useState("logIn");</text:p>
      <text:p text:style-name="P56"/>
      <text:p text:style-name="P56"><text:s text:c="2"/>const name = useInput("");</text:p>
      <text:p text:style-name="P56"><text:s text:c="2"/>const lastName = useInput("");</text:p>
      <text:p text:style-name="P56"><text:s text:c="2"/>const firstName = useInput("");</text:p>
      <text:p text:style-name="P56"><text:s text:c="2"/>const secret = useInput("");</text:p>
      <text:p text:style-name="P56"><text:s text:c="2"/>const email = useInput("");</text:p>
      <text:p text:style-name="P56"><text:s text:c="2"/>const requestSecretMutatin = useMutation(LOG_IN, {</text:p>
      <text:p text:style-name="P56"><text:s text:c="4"/>variables: { email: email.value }</text:p>
      <text:p text:style-name="P56"><text:s text:c="2"/>});</text:p>
      <text:p text:style-name="P56"/>
      <text:p text:style-name="P56"><text:s text:c="2"/>const createAccountMutation = useMutation(CREATE_ACCOUNT, {</text:p>
      <text:p text:style-name="P56"><text:s text:c="4"/>variables: {</text:p>
      <text:p text:style-name="P56"><text:s text:c="6"/>email: email.value,</text:p>
      <text:p text:style-name="P56"><text:s text:c="6"/>name: name.value,</text:p>
      <text:p text:style-name="P56"><text:s text:c="6"/>lastName: lastName.value,</text:p>
      <text:p text:style-name="P56"><text:s text:c="6"/>firstName: firstName.value</text:p>
      <text:p text:style-name="P56"><text:soft-page-break/><text:s text:c="4"/>}</text:p>
      <text:p text:style-name="P56"><text:s text:c="2"/>});</text:p>
      <text:p text:style-name="P56"/>
      <text:p text:style-name="P56"><text:s text:c="2"/>const confirmSecretMutation = useMutation(CONFIRM_SECRET, {</text:p>
      <text:p text:style-name="P56"><text:s text:c="4"/>variables: {</text:p>
      <text:p text:style-name="P56"><text:s text:c="6"/>email: email.value,</text:p>
      <text:p text:style-name="P56"><text:s text:c="6"/>secret: secret.value</text:p>
      <text:p text:style-name="P56"><text:s text:c="4"/>}</text:p>
      <text:p text:style-name="P56"><text:s text:c="2"/>});</text:p>
      <text:p text:style-name="P56"/>
      <text:p text:style-name="P56"><text:s text:c="2"/>const localLogInMutation = useMutation(LOCAL_LOG_IN);</text:p>
      <text:p text:style-name="P56"/>
      <text:p text:style-name="P56"><text:s text:c="2"/>const onSubmit = async e =&gt; {</text:p>
      <text:p text:style-name="P56"><text:s text:c="4"/>e.preventDefault();</text:p>
      <text:p text:style-name="P56"><text:s text:c="4"/>if (action === "logIn") {</text:p>
      <text:p text:style-name="P56"><text:s text:c="6"/>if (email.value !== "") {</text:p>
      <text:p text:style-name="P56"><text:s text:c="8"/>try {</text:p>
      <text:p text:style-name="P56"><text:s text:c="10"/>const {</text:p>
      <text:p text:style-name="P56"><text:s text:c="12"/>data: { requestSecret }</text:p>
      <text:p text:style-name="P56"><text:s text:c="10"/>} = await requestSecretMutatin();</text:p>
      <text:p text:style-name="P56"><text:s text:c="10"/>if (!requestSecret) {</text:p>
      <text:p text:style-name="P56"><text:s text:c="12"/>toast.error("계정이 없으신가요? 가입하기");</text:p>
      <text:p text:style-name="P56"><text:s text:c="12"/>setTimeout(() =&gt; {</text:p>
      <text:p text:style-name="P56"><text:s text:c="14"/>setAction("signUp");</text:p>
      <text:p text:style-name="P56"><text:s text:c="12"/>}, 3000);</text:p>
      <text:p text:style-name="P56"><text:s text:c="10"/>} else {</text:p>
      <text:p text:style-name="P56"><text:s text:c="12"/>toast.success("가입시 기재된 이메일을 확인해주세요");</text:p>
      <text:p text:style-name="P56"><text:s text:c="12"/>setAction("confirm");</text:p>
      <text:p text:style-name="P56"><text:s text:c="10"/>}</text:p>
      <text:p text:style-name="P56"><text:s text:c="8"/>} catch (error) {</text:p>
      <text:p text:style-name="P56"><text:s text:c="10"/>toast.error("비밀코드를 얻을 수 없습니다. 다시 시도해 주세요");</text:p>
      <text:p text:style-name="P56"><text:s text:c="8"/>}</text:p>
      <text:p text:style-name="P56"><text:soft-page-break/><text:s text:c="6"/>} else {</text:p>
      <text:p text:style-name="P56"><text:s text:c="8"/>toast.error("이메일을 입력해주세요");</text:p>
      <text:p text:style-name="P56"><text:s text:c="6"/>}</text:p>
      <text:p text:style-name="P56"><text:s text:c="4"/>} else if (action === "signUp") {</text:p>
      <text:p text:style-name="P56"><text:s text:c="6"/>if (</text:p>
      <text:p text:style-name="P56"><text:s text:c="8"/>email.value !== "" &amp;&amp;</text:p>
      <text:p text:style-name="P56"><text:s text:c="8"/>name.value !== "" &amp;&amp;</text:p>
      <text:p text:style-name="P56"><text:s text:c="8"/>lastName.value !== "" &amp;&amp;</text:p>
      <text:p text:style-name="P56"><text:s text:c="8"/>firstName.value !== ""</text:p>
      <text:p text:style-name="P56"><text:s text:c="6"/>) {</text:p>
      <text:p text:style-name="P56"><text:s text:c="8"/>try {</text:p>
      <text:p text:style-name="P56"><text:s text:c="10"/>const {</text:p>
      <text:p text:style-name="P56"><text:s text:c="12"/>data: { createAccount }</text:p>
      <text:p text:style-name="P56"><text:s text:c="10"/>} = await createAccountMutation();</text:p>
      <text:p text:style-name="P56"><text:s text:c="10"/>if (!createAccount) {</text:p>
      <text:p text:style-name="P56"><text:s text:c="12"/>toast.error("계정을 생성할 수 없습니다");</text:p>
      <text:p text:style-name="P56"><text:s text:c="10"/>} else {</text:p>
      <text:p text:style-name="P56"><text:s text:c="12"/>toast.success("계정 생성에 성공했습니다. 로그인해주세요 ");</text:p>
      <text:p text:style-name="P56"><text:s text:c="12"/>setTimeout(() =&gt; setAction("로그인"), 3000);</text:p>
      <text:p text:style-name="P56"><text:s text:c="10"/>}</text:p>
      <text:p text:style-name="P56"><text:s text:c="8"/>} catch (e) {</text:p>
      <text:p text:style-name="P56"><text:s text:c="10"/>toast.error(</text:p>
      <text:p text:style-name="P56"><text:s text:c="12"/>console.log(e.message),</text:p>
      <text:p text:style-name="P56"><text:s text:c="12"/>"계정을 생성할 수 없습니다. 다시 시도해주세요"</text:p>
      <text:p text:style-name="P56"><text:s text:c="10"/>);</text:p>
      <text:p text:style-name="P56"><text:s text:c="8"/>}</text:p>
      <text:p text:style-name="P56"><text:s text:c="6"/>} else {</text:p>
      <text:p text:style-name="P56"><text:s text:c="8"/>toast.error("모든 항목을 기입해주세요");</text:p>
      <text:p text:style-name="P56"><text:s text:c="6"/>}</text:p>
      <text:p text:style-name="P56"><text:s text:c="4"/>} else if (action === "confirm") {</text:p>
      <text:p text:style-name="P56"><text:s text:c="6"/>if (secret.value !== "") {</text:p>
      <text:p text:style-name="P56"><text:soft-page-break/><text:s text:c="8"/>try {</text:p>
      <text:p text:style-name="P56"><text:s text:c="10"/>const {</text:p>
      <text:p text:style-name="P56"><text:s text:c="12"/>data: { confirmSecret: token }</text:p>
      <text:p text:style-name="P56"><text:s text:c="10"/>} = await confirmSecretMutation();</text:p>
      <text:p text:style-name="P56"><text:s text:c="10"/>if (token !== "" &amp;&amp; token !== undefined) {</text:p>
      <text:p text:style-name="P56"><text:s text:c="12"/>localLogInMutation({ variables: { token } });</text:p>
      <text:p text:style-name="P56"><text:s text:c="10"/>}</text:p>
      <text:p text:style-name="P56"><text:s text:c="8"/>} catch {</text:p>
      <text:p text:style-name="P56"><text:s text:c="10"/>toast.error("비밀코드를 잘못 입력했습니다");</text:p>
      <text:p text:style-name="P56"><text:s text:c="8"/>}</text:p>
      <text:p text:style-name="P56"><text:s text:c="6"/>}</text:p>
      <text:p text:style-name="P56"><text:s text:c="4"/>}</text:p>
      <text:p text:style-name="P56"><text:s text:c="2"/>};</text:p>
      <text:p text:style-name="P56"/>
      <text:p text:style-name="P56"><text:s text:c="2"/>return (</text:p>
      <text:p text:style-name="P56"><text:s text:c="4"/>&lt;AuthPresenter</text:p>
      <text:p text:style-name="P56"><text:s text:c="6"/>setAction={setAction}</text:p>
      <text:p text:style-name="P56"><text:s text:c="6"/>action={action}</text:p>
      <text:p text:style-name="P56"><text:s text:c="6"/>name={name}</text:p>
      <text:p text:style-name="P56"><text:s text:c="6"/>lastName={lastName}</text:p>
      <text:p text:style-name="P56"><text:s text:c="6"/>firstName={firstName}</text:p>
      <text:p text:style-name="P56"><text:s text:c="6"/>secret={secret}</text:p>
      <text:p text:style-name="P56"><text:s text:c="6"/>email={email}</text:p>
      <text:p text:style-name="P56"><text:s text:c="6"/>onSubmit={onSubmit}</text:p>
      <text:p text:style-name="P56"><text:s text:c="4"/>/&gt;</text:p>
      <text:p text:style-name="P56"><text:s text:c="2"/>);</text:p>
      <text:p text:style-name="P56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00" text:outline-level="3"><text:span text:style-name="T36">3</text:span>) Auth<text:span text:style-name="T36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6">import { gql } from "apollo-boost";</text:p>
      <text:p text:style-name="P56"><text:soft-page-break/></text:p>
      <text:p text:style-name="P56">export const LOG_IN = gql`</text:p>
      <text:p text:style-name="P56"><text:s text:c="2"/>mutation requestSecret($email: String!) {</text:p>
      <text:p text:style-name="P56"><text:s text:c="4"/>requestSecret(email: $email)</text:p>
      <text:p text:style-name="P56"><text:s text:c="2"/>}</text:p>
      <text:p text:style-name="P56">`;</text:p>
      <text:p text:style-name="P56"/>
      <text:p text:style-name="P56">export const CREATE_ACCOUNT = gql`</text:p>
      <text:p text:style-name="P56"><text:s text:c="2"/>mutation createAccount(</text:p>
      <text:p text:style-name="P56"><text:s text:c="4"/>$name: String!</text:p>
      <text:p text:style-name="P56"><text:s text:c="4"/>$email: String!</text:p>
      <text:p text:style-name="P56"><text:s text:c="4"/>$firstName: String</text:p>
      <text:p text:style-name="P56"><text:s text:c="4"/>$lastName: String</text:p>
      <text:p text:style-name="P56"><text:s text:c="2"/>) {</text:p>
      <text:p text:style-name="P56"><text:s text:c="4"/>createAccount(</text:p>
      <text:p text:style-name="P56"><text:s text:c="6"/>name: $name</text:p>
      <text:p text:style-name="P56"><text:s text:c="6"/>email: $email</text:p>
      <text:p text:style-name="P56"><text:s text:c="6"/>firstName: $firstName</text:p>
      <text:p text:style-name="P56"><text:s text:c="6"/>lastName: $lastName</text:p>
      <text:p text:style-name="P56"><text:s text:c="4"/>)</text:p>
      <text:p text:style-name="P56"><text:s text:c="2"/>}</text:p>
      <text:p text:style-name="P56">`;</text:p>
      <text:p text:style-name="P56"/>
      <text:p text:style-name="P56">export const CONFIRM_SECRET = gql`</text:p>
      <text:p text:style-name="P56"><text:s text:c="2"/>mutation confirmSecret($secret: String!, $email: String!) {</text:p>
      <text:p text:style-name="P56"><text:s text:c="4"/>confirmSecret(secret: $secret, email: $email)</text:p>
      <text:p text:style-name="P56"><text:s text:c="2"/>}</text:p>
      <text:p text:style-name="P56">`;</text:p>
      <text:p text:style-name="P56"/>
      <text:p text:style-name="P56">export const LOCAL_LOG_IN = gql`</text:p>
      <text:p text:style-name="P56"><text:s text:c="2"/>mutation logUserIn($token: String!) {</text:p>
      <text:p text:style-name="P56"><text:s text:c="4"/>logUserIn(token: $token) @client</text:p>
      <text:p text:style-name="P56"><text:soft-page-break/><text:s text:c="2"/>}</text:p>
      <text:p text:style-name="P56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37">6.0.</text:span>1 <text:span text:style-name="T37">Header UI</text:span></text:h>
      <text:h text:style-name="Heading_20_3" text:outline-level="3">1) <text:span text:style-name="T37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39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01" text:outline-level="3"><text:span text:style-name="T38">2</text:span>) <text:span text:style-name="T38">App.js</text:span></text:h>
      <text:p text:style-name="P51"><text:span text:style-name="T38">-</text:span>----------------<text:span text:style-name="T2">-------------------------------------------------------------------------------------------------------</text:span></text:p>
      <text:p text:style-name="P66">import React from "react";</text:p>
      <text:p text:style-name="P66">import { ToastContainer, toast } from "react-toastify";</text:p>
      <text:p text:style-name="P66">import "react-toastify/dist/ReactToastify.css";</text:p>
      <text:p text:style-name="P66">import styled, { ThemeProvider } from "styled-components";</text:p>
      <text:p text:style-name="P66">import { HashRouter as Router } from "react-router-dom";</text:p>
      <text:p text:style-name="P66"/>
      <text:p text:style-name="P66">import { gql } from "apollo-boost";</text:p>
      <text:p text:style-name="P66">import GlobalStyles from "../Styles/GlobalStyles";</text:p>
      <text:p text:style-name="P66">import Theme from "../Styles/Theme";</text:p>
      <text:p text:style-name="P66"/>
      <text:p text:style-name="P66">import { useQuery } from "react-apollo-hooks";</text:p>
      <text:p text:style-name="P66">import Footer from "./Footer";</text:p>
      <text:p text:style-name="P66">import Header from "./Header";</text:p>
      <text:p text:style-name="P66">import Routes from "./Routes";</text:p>
      <text:p text:style-name="P66"/>
      <text:p text:style-name="P66">const QUERY = gql`</text:p>
      <text:p text:style-name="P66"><text:s text:c="2"/>{</text:p>
      <text:p text:style-name="P66"><text:s text:c="4"/>isLoggedIn @client</text:p>
      <text:p text:style-name="P66"><text:s text:c="2"/>}</text:p>
      <text:p text:style-name="P66">`;</text:p>
      <text:p text:style-name="P66"><text:soft-page-break/></text:p>
      <text:p text:style-name="P66">const Wrapper = styled.div`</text:p>
      <text:p text:style-name="P66"><text:s text:c="2"/>margin: 0 auto;</text:p>
      <text:p text:style-name="P66"><text:s text:c="2"/>max-width: ${props =&gt; props.theme.maxWidth};</text:p>
      <text:p text:style-name="P66"><text:s text:c="2"/>width: 100%;</text:p>
      <text:p text:style-name="P66">`;</text:p>
      <text:p text:style-name="P66"/>
      <text:p text:style-name="P66">export default () =&gt; {</text:p>
      <text:p text:style-name="P66"><text:s text:c="2"/>const {</text:p>
      <text:p text:style-name="P66"><text:s text:c="4"/>data: { isLoggedIn }</text:p>
      <text:p text:style-name="P66"><text:s text:c="2"/>} = useQuery(QUERY);</text:p>
      <text:p text:style-name="P66"/>
      <text:p text:style-name="P66"><text:s text:c="2"/>return (</text:p>
      <text:p text:style-name="P66"><text:s text:c="4"/>&lt;ThemeProvider theme={Theme}&gt;</text:p>
      <text:p text:style-name="P66"><text:s text:c="6"/>&lt;&gt;</text:p>
      <text:p text:style-name="P66"><text:s text:c="8"/>&lt;GlobalStyles /&gt;</text:p>
      <text:p text:style-name="P66"><text:s text:c="8"/>&lt;Router&gt;</text:p>
      <text:p text:style-name="P66"><text:s text:c="10"/>&lt;&gt;</text:p>
      <text:p text:style-name="P66"><text:s text:c="12"/>&lt;Header /&gt;</text:p>
      <text:p text:style-name="P66"><text:s text:c="12"/>&lt;Wrapper&gt;</text:p>
      <text:p text:style-name="P66"><text:s text:c="14"/>&lt;Routes isLoggedIn={isLoggedIn} /&gt;</text:p>
      <text:p text:style-name="P66"><text:s text:c="14"/>&lt;Footer /&gt;</text:p>
      <text:p text:style-name="P66"><text:s text:c="12"/>&lt;/Wrapper&gt;</text:p>
      <text:p text:style-name="P66"><text:s text:c="10"/>&lt;/&gt;</text:p>
      <text:p text:style-name="P66"><text:s text:c="8"/>&lt;/Router&gt;</text:p>
      <text:p text:style-name="P66"><text:s text:c="8"/>&lt;ToastContainer position={toast.POSITION.BOTTOM_LEFT} /&gt;</text:p>
      <text:p text:style-name="P66"><text:s text:c="6"/>&lt;/&gt;</text:p>
      <text:p text:style-name="P66"><text:s text:c="4"/>&lt;/ThemeProvider&gt;</text:p>
      <text:p text:style-name="P66"><text:s text:c="2"/>);</text:p>
      <text:p text:style-name="P6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01" text:outline-level="3"><text:soft-page-break/><text:span text:style-name="T38">3</text:span>) <text:span text:style-name="T38">theme.js</text:span></text:h>
      <text:p text:style-name="P51"><text:span text:style-name="T38">-</text:span>----------------<text:span text:style-name="T2">-------------------------------------------------------------------------------------------------------</text:span></text:p>
      <text:p text:style-name="P66">const BOX_BORDER = "1px solid #e6e6e6";</text:p>
      <text:p text:style-name="P66">const BORDER_RADIUS = "4px";</text:p>
      <text:p text:style-name="P66"/>
      <text:p text:style-name="P66">export default {</text:p>
      <text:p text:style-name="P66"><text:s text:c="2"/>maxWidth: "935px",</text:p>
      <text:p text:style-name="P66"><text:s text:c="2"/>bgColor: "#FAFAFA",</text:p>
      <text:p text:style-name="P66"><text:s text:c="2"/>blackColor: "#262626",</text:p>
      <text:p text:style-name="P66"><text:s text:c="2"/>darkGreyColor: "#999",</text:p>
      <text:p text:style-name="P66"><text:s text:c="2"/>lightGreyColor: "#c7c7c7",</text:p>
      <text:p text:style-name="P66"><text:s text:c="2"/>redColor: "#ED4956",</text:p>
      <text:p text:style-name="P66"><text:s text:c="2"/>blueColor: "#3897f0",</text:p>
      <text:p text:style-name="P66"><text:s text:c="2"/>darkBlueColor: "#003569",</text:p>
      <text:p text:style-name="P66"><text:s text:c="2"/>boxBorder: "1px solid #e6e6e6",</text:p>
      <text:p text:style-name="P66"><text:s text:c="2"/>borderRadius: "4px",</text:p>
      <text:p text:style-name="P66"><text:s text:c="2"/>whiteBox: `</text:p>
      <text:p text:style-name="P66"><text:s text:c="4"/>border:${BOX_BORDER};</text:p>
      <text:p text:style-name="P66"><text:s text:c="4"/>border-radius:${BORDER_RADIUS};</text:p>
      <text:p text:style-name="P66"><text:s text:c="4"/>background-color: white;</text:p>
      <text:p text:style-name="P66"><text:s text:c="2"/>`</text:p>
      <text:p text:style-name="P6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02" text:outline-level="3"><text:span text:style-name="T40">4</text:span>) <text:span text:style-name="T40">Routes.js(Router.js에서 Routes.js로 이름 바꿈)</text:span></text:h>
      <text:p text:style-name="P52"><text:span text:style-name="T38">-</text:span>----------------<text:span text:style-name="T2">-------------------------------------------------------------------------------------------------------</text:span></text:p>
      <text:p text:style-name="P67">import PropTypes from "prop-types";</text:p>
      <text:p text:style-name="P67">import { Route, Switch } from "react-router-dom";</text:p>
      <text:p text:style-name="P67">import Auth from "../Routes/Auth";</text:p>
      <text:p text:style-name="P67">import Feed from "../Routes/Feed";</text:p>
      <text:p text:style-name="P67"/>
      <text:p text:style-name="P67">import React from "react";</text:p>
      <text:p text:style-name="P67"><text:soft-page-break/></text:p>
      <text:p text:style-name="P67">const LoggedInRoutes = () =&gt; (</text:p>
      <text:p text:style-name="P67"><text:s text:c="2"/>&lt;&gt;</text:p>
      <text:p text:style-name="P67"><text:s text:c="4"/>&lt;Route exact path="/" component={Feed} /&gt;</text:p>
      <text:p text:style-name="P67"><text:s text:c="2"/>&lt;/&gt;</text:p>
      <text:p text:style-name="P67">);</text:p>
      <text:p text:style-name="P67"/>
      <text:p text:style-name="P67">const LoggedOutRoutes = () =&gt; (</text:p>
      <text:p text:style-name="P67"><text:s text:c="2"/>&lt;&gt;</text:p>
      <text:p text:style-name="P67"><text:s text:c="4"/>&lt;Route exact path="/" component={Auth} /&gt;</text:p>
      <text:p text:style-name="P67"><text:s text:c="2"/>&lt;/&gt;</text:p>
      <text:p text:style-name="P67">);</text:p>
      <text:p text:style-name="P67"/>
      <text:p text:style-name="P67">const Routes = ({ isLoggedIn }) =&gt; (</text:p>
      <text:p text:style-name="P67"><text:s text:c="2"/>&lt;Switch&gt;{isLoggedIn ? &lt;LoggedInRoutes /&gt; : &lt;LoggedOutRoutes /&gt;}&lt;/Switch&gt;</text:p>
      <text:p text:style-name="P67">);</text:p>
      <text:p text:style-name="P67"/>
      <text:p text:style-name="P67">Routes.propTypes = {</text:p>
      <text:p text:style-name="P67"><text:s text:c="2"/>isLoggedIn: PropTypes.bool.isRequired</text:p>
      <text:p text:style-name="P67">};</text:p>
      <text:p text:style-name="P67"/>
      <text:p text:style-name="P67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03" text:outline-level="3"><text:span text:style-name="T41">5</text:span>) <text:span text:style-name="T41">Icons.js</text:span></text:h>
      <text:p text:style-name="P53"><text:span text:style-name="T38">-</text:span>----------------<text:span text:style-name="T2">-------------------------------------------------------------------------------------------------------</text:span></text:p>
      <text:p text:style-name="P57">import React from "react";</text:p>
      <text:p text:style-name="P57"/>
      <text:p text:style-name="P57">export const InstaCamera = () =&gt; (</text:p>
      <text:p text:style-name="P57"><text:s text:c="2"/>&lt;svg</text:p>
      <text:p text:style-name="P57"><text:s text:c="4"/>xmlns="http://www.w3.org/2000/svg"</text:p>
      <text:p text:style-name="P57"><text:s text:c="4"/>width="24"</text:p>
      <text:p text:style-name="P57"><text:s text:c="4"/>height="24"</text:p>
      <text:p text:style-name="P57"><text:soft-page-break/><text:s text:c="4"/>viewBox="0 0 24 24"</text:p>
      <text:p text:style-name="P57"><text:s text:c="2"/>&gt;</text:p>
      <text:p text:style-name="P57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7"><text:s text:c="2"/>&lt;/svg&gt;</text:p>
      <text:p text:style-name="P57">);</text:p>
      <text:p text:style-name="P57"/>
      <text:p text:style-name="P57">export const Compass = () =&gt; (</text:p>
      <text:p text:style-name="P57"><text:s text:c="2"/>&lt;svg</text:p>
      <text:p text:style-name="P57"><text:s text:c="4"/>xmlns="http://www.w3.org/2000/svg"</text:p>
      <text:p text:style-name="P57"><text:s text:c="4"/>width="24"</text:p>
      <text:p text:style-name="P57"><text:s text:c="4"/>height="24"</text:p>
      <text:p text:style-name="P57"><text:s text:c="4"/>viewBox="0 0 24 24"</text:p>
      <text:p text:style-name="P57"><text:s text:c="2"/>&gt;</text:p>
      <text:p text:style-name="P57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7"><text:s text:c="2"/>&lt;/svg&gt;</text:p>
      <text:p text:style-name="P57">);</text:p>
      <text:p text:style-name="P57"/>
      <text:p text:style-name="P57">export const HeartEmpty = () =&gt; (</text:p>
      <text:p text:style-name="P57"><text:s text:c="2"/>&lt;svg</text:p>
      <text:p text:style-name="P57"><text:s text:c="4"/>xmlns="http://www.w3.org/2000/svg"</text:p>
      <text:p text:style-name="P57"><text:s text:c="4"/>width="24"</text:p>
      <text:p text:style-name="P57"><text:soft-page-break/><text:s text:c="4"/>height="24"</text:p>
      <text:p text:style-name="P57"><text:s text:c="4"/>viewBox="0 0 24 24"</text:p>
      <text:p text:style-name="P57"><text:s text:c="2"/>&gt;</text:p>
      <text:p text:style-name="P57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7"><text:s text:c="2"/>&lt;/svg&gt;</text:p>
      <text:p text:style-name="P57">);</text:p>
      <text:p text:style-name="P57"/>
      <text:p text:style-name="P57">export const HeartFull = () =&gt; (</text:p>
      <text:p text:style-name="P57"><text:s text:c="2"/>&lt;svg</text:p>
      <text:p text:style-name="P57"><text:s text:c="4"/>xmlns="http://www.w3.org/2000/svg"</text:p>
      <text:p text:style-name="P57"><text:s text:c="4"/>width="24"</text:p>
      <text:p text:style-name="P57"><text:s text:c="4"/>height="24"</text:p>
      <text:p text:style-name="P57"><text:s text:c="4"/>viewBox="0 0 24 24"</text:p>
      <text:p text:style-name="P57"><text:s text:c="2"/>&gt;</text:p>
      <text:p text:style-name="P57"><text:s text:c="4"/>&lt;path d="M12 4.248c-3.148-5.402-12-3.825-12 2.944 0 4.661 5.571 9.427 12 15.808 6.43-6.381 12-11.147 12-15.808 0-6.792-8.875-8.306-12-2.944z" /&gt;</text:p>
      <text:p text:style-name="P57"><text:s text:c="2"/>&lt;/svg&gt;</text:p>
      <text:p text:style-name="P57">);</text:p>
      <text:p text:style-name="P57"/>
      <text:p text:style-name="P57">export const User = () =&gt; (</text:p>
      <text:p text:style-name="P57"><text:s text:c="2"/>&lt;svg</text:p>
      <text:p text:style-name="P57"><text:s text:c="4"/>xmlns="http://www.w3.org/2000/svg"</text:p>
      <text:p text:style-name="P57"><text:s text:c="4"/>width="24"</text:p>
      <text:p text:style-name="P57"><text:s text:c="4"/>height="24"</text:p>
      <text:p text:style-name="P57"><text:s text:c="4"/>viewBox="0 0 24 24"</text:p>
      <text:p text:style-name="P57"><text:s text:c="2"/>&gt;</text:p>
      <text:p text:style-name="P57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7"><text:soft-page-break/><text:s text:c="2"/>&lt;/svg&gt;</text:p>
      <text:p text:style-name="P57">);</text:p>
      <text:p text:style-name="P57"/>
      <text:p text:style-name="P57">export const Comment = () =&gt; (</text:p>
      <text:p text:style-name="P57"><text:s text:c="2"/>&lt;svg</text:p>
      <text:p text:style-name="P57"><text:s text:c="4"/>xmlns="http://www.w3.org/2000/svg"</text:p>
      <text:p text:style-name="P57"><text:s text:c="4"/>width="24"</text:p>
      <text:p text:style-name="P57"><text:s text:c="4"/>height="24"</text:p>
      <text:p text:style-name="P57"><text:s text:c="4"/>viewBox="0 0 24 24"</text:p>
      <text:p text:style-name="P57"><text:s text:c="2"/>&gt;</text:p>
      <text:p text:style-name="P57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7"><text:s text:c="2"/>&lt;/svg&gt;</text:p>
      <text:p text:style-name="P57">);</text:p>
      <text:p text:style-name="P53"><text:span text:style-name="T38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2">Routes.js</text:span></text:h>
      <text:p text:style-name="P53"><text:span text:style-name="T38">-</text:span>----------------<text:span text:style-name="T2">-------------------------------------------------------------------------------------------------------</text:span></text:p>
      <text:p text:style-name="P57">import PropTypes from "prop-types";</text:p>
      <text:p text:style-name="P57">import { Route, Switch } from "react-router-dom";</text:p>
      <text:p text:style-name="P57">import Auth from "../Routes/Auth";</text:p>
      <text:p text:style-name="P57">import Feed from "../Routes/Feed";</text:p>
      <text:p text:style-name="P57">import Explore from "../Routes/Explore";</text:p>
      <text:p text:style-name="P57">import Search from "../Routes/Search";</text:p>
      <text:p text:style-name="P57">import Profile from "../Routes/Profile";</text:p>
      <text:p text:style-name="P57"/>
      <text:p text:style-name="P57">import React from "react";</text:p>
      <text:p text:style-name="P57"/>
      <text:p text:style-name="P57">const LoggedInRoutes = () =&gt; (</text:p>
      <text:p text:style-name="P57"><text:soft-page-break/><text:s text:c="2"/>&lt;Switch&gt;</text:p>
      <text:p text:style-name="P57"><text:s text:c="4"/>&lt;Route exact path="/" component={Feed} /&gt;</text:p>
      <text:p text:style-name="P57"><text:s text:c="4"/>&lt;Route path="/explore" component={Explore} /&gt;</text:p>
      <text:p text:style-name="P57"><text:s text:c="4"/>&lt;Route path="/search" component={Search} /&gt;</text:p>
      <text:p text:style-name="P57"><text:s text:c="4"/>&lt;Route path="/:name" component={Profile} /&gt;</text:p>
      <text:p text:style-name="P57"><text:s text:c="2"/>&lt;/Switch&gt;</text:p>
      <text:p text:style-name="P57">);</text:p>
      <text:p text:style-name="P57"/>
      <text:p text:style-name="P57">const LoggedOutRoutes = () =&gt; (</text:p>
      <text:p text:style-name="P57"><text:s text:c="2"/>&lt;Switch&gt;</text:p>
      <text:p text:style-name="P57"><text:s text:c="4"/>&lt;Route exact path="/" component={Auth} /&gt;</text:p>
      <text:p text:style-name="P57"><text:s text:c="2"/>&lt;/Switch&gt;</text:p>
      <text:p text:style-name="P57">);</text:p>
      <text:p text:style-name="P57"/>
      <text:p text:style-name="P57">const Routes = ({ isLoggedIn }) =&gt;</text:p>
      <text:p text:style-name="P57"><text:s text:c="2"/>isLoggedIn ? &lt;LoggedInRoutes /&gt; : &lt;LoggedOutRoutes /&gt;;</text:p>
      <text:p text:style-name="P57"/>
      <text:p text:style-name="P57">Routes.propTypes = {</text:p>
      <text:p text:style-name="P57"><text:s text:c="2"/>isLoggedIn: PropTypes.bool.isRequired</text:p>
      <text:p text:style-name="P57">};</text:p>
      <text:p text:style-name="P57"/>
      <text:p text:style-name="P57">export default Routes;</text:p>
      <text:p text:style-name="P53"><text:span text:style-name="T38">-</text:span>----------------<text:span text:style-name="T2">-------------------------------------------------------------------------------------------------------</text:span></text:p>
      <text:p text:style-name="Text_20_body">모든<text:span text:style-name="T43"> 것은 profile 을 위한 것이다. explore, notifiaction, see the image 등 모든 것들이 앞에 와야하고 뒤에는 profile component가 와야 한다. </text:span></text:p>
      <text:p text:style-name="P68">edit-profile로 가는 사람들도 profile을 받게 된다. 그럼 explore로 갈 수 없게된다. 이게 바로 explore를 name앞에 둔 이유이다. </text:p>
      <text:p text:style-name="P69">header에 누가 로그인했는지 볼 수 있는 query API를 가지고 있어야 한다. </text:p>
      <text:p text:style-name="P70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38">-</text:span>----------------<text:span text:style-name="T2">-------------------------------------------------------------------------------------------------------</text:span></text:p>
      <text:p text:style-name="P75"><text:soft-page-break/>export default () =&gt; "Search";</text:p>
      <text:p text:style-name="P54"><text:span text:style-name="T38">-</text:span>----------------<text:span text:style-name="T2">-------------------------------------------------------------------------------------------------------</text:span></text:p>
      <text:p text:style-name="P58"/>
      <text:h text:style-name="Heading_20_3" text:outline-level="3">3) header.js</text:h>
      <text:p text:style-name="P58">user에서 search로 redirect하도록 react router dom을 이용할 것이다. 하지만 먼저 router object에 먼저 접근해야 한다. </text:p>
      <text:p text:style-name="P58">withrouter는 내가 넣을려는 component에다 다른 router의 능력들을 주는 것이다. </text:p>
      <text:p text:style-name="P59">withRouter만 있으면 우리에게 router가 할 수 있는 모든 것들에 access를 줄 것이다. 여기서 우리가 하고 싶은건 history.push이다. </text:p>
      <text:p text:style-name="P59">이 <text:span text:style-name="T44">hook은 search를 준다는 것과 이거는 onChange와 value를 준다는 것을 기억해야 한다. 근데 이경우에는 value가 필요하다. </text:span></text:p>
      <text:p text:style-name="P59">이 <text:span text:style-name="T45">history는 우리가 withRouter component를 넘기지 않으면 여기 없을 것이다. </text:span></text:p>
      <text:p text:style-name="P72"><text:span text:style-name="T38">-</text:span>----------------<text:span text:style-name="T2">-------------------------------------------------------------------------------------------------------</text:span></text:p>
      <text:p text:style-name="P74">import React from "react";</text:p>
      <text:p text:style-name="P74">import styled from "styled-components";</text:p>
      <text:p text:style-name="P74">import { Link, withRouter } from "react-router-dom";</text:p>
      <text:p text:style-name="P74">import Input from "./Input";</text:p>
      <text:p text:style-name="P74">import useInput from "../Hooks/useInput";</text:p>
      <text:p text:style-name="P74">import { Compass, HeartEmpty, User, Logo } from "./Icons";</text:p>
      <text:p text:style-name="P74">import { gql } from "apollo-boost";</text:p>
      <text:p text:style-name="P74">import { useQuery } from "react-apollo-hooks";</text:p>
      <text:p text:style-name="P74"/>
      <text:p text:style-name="P74">const Header = styled.header`</text:p>
      <text:p text:style-name="P74"><text:s text:c="2"/>width: 100%;</text:p>
      <text:p text:style-name="P74"><text:s text:c="2"/>border: 0px;</text:p>
      <text:p text:style-name="P74"><text:s text:c="2"/>background-color: white;</text:p>
      <text:p text:style-name="P74"><text:s text:c="2"/>border-bottom: ${props =&gt; props.theme.boxBorder};</text:p>
      <text:p text:style-name="P74"><text:s text:c="2"/>border-radius: 0px;</text:p>
      <text:p text:style-name="P74"><text:s text:c="2"/>margin-bottom: 60px;</text:p>
      <text:p text:style-name="P74"><text:s text:c="2"/>display: flex;</text:p>
      <text:p text:style-name="P74"><text:s text:c="2"/>justify-content: center;</text:p>
      <text:p text:style-name="P74"><text:s text:c="2"/>align-items: center;</text:p>
      <text:p text:style-name="P74"><text:soft-page-break/><text:s text:c="2"/>padding: 25px 0px;</text:p>
      <text:p text:style-name="P74">`;</text:p>
      <text:p text:style-name="P74"/>
      <text:p text:style-name="P74">const HeaderWrapper = styled.div`</text:p>
      <text:p text:style-name="P74"><text:s text:c="2"/>width: 100%;</text:p>
      <text:p text:style-name="P74"><text:s text:c="2"/>text-align: center;</text:p>
      <text:p text:style-name="P74"><text:s text:c="2"/>max-width: ${props =&gt; props.theme.maxWidth};</text:p>
      <text:p text:style-name="P74"><text:s text:c="2"/>display: flex;</text:p>
      <text:p text:style-name="P74"><text:s text:c="2"/>justify-content: center;</text:p>
      <text:p text:style-name="P74">`;</text:p>
      <text:p text:style-name="P74"/>
      <text:p text:style-name="P74">const HeaderColumn = styled.div`</text:p>
      <text:p text:style-name="P74"><text:s text:c="2"/>width: 33%;</text:p>
      <text:p text:style-name="P74"><text:s text:c="2"/>text-align: center;</text:p>
      <text:p text:style-name="P74"><text:s text:c="2"/>&amp;:first-child {</text:p>
      <text:p text:style-name="P74"><text:s text:c="4"/>margin-right: auto;</text:p>
      <text:p text:style-name="P74"><text:s text:c="4"/>text-align: left;</text:p>
      <text:p text:style-name="P74"><text:s text:c="2"/>}</text:p>
      <text:p text:style-name="P74"><text:s text:c="2"/>&amp;:last-child {</text:p>
      <text:p text:style-name="P74"><text:s text:c="4"/>margin-left: auto;</text:p>
      <text:p text:style-name="P74"><text:s text:c="4"/>text-align: right;</text:p>
      <text:p text:style-name="P74"><text:s text:c="2"/>}</text:p>
      <text:p text:style-name="P74">`;</text:p>
      <text:p text:style-name="P74"/>
      <text:p text:style-name="P74">const SearchInput = styled(Input)`</text:p>
      <text:p text:style-name="P74"><text:s text:c="2"/>background-color: ${props =&gt; props.theme.bgColor};</text:p>
      <text:p text:style-name="P74"><text:s text:c="2"/>padding: 5px;</text:p>
      <text:p text:style-name="P74"><text:s text:c="2"/>height: auto;</text:p>
      <text:p text:style-name="P74"><text:s text:c="2"/>font-size: 14px;</text:p>
      <text:p text:style-name="P74"><text:s text:c="2"/>border-radius: 3px;</text:p>
      <text:p text:style-name="P74"><text:s text:c="2"/>text-align: center;</text:p>
      <text:p text:style-name="P74"><text:s text:c="2"/>width: 70%;</text:p>
      <text:p text:style-name="P74"><text:soft-page-break/><text:s text:c="2"/>&amp;::placeholder {</text:p>
      <text:p text:style-name="P74"><text:s text:c="4"/>opacity: 0.6;</text:p>
      <text:p text:style-name="P74"><text:s text:c="4"/>font-weight: 200;</text:p>
      <text:p text:style-name="P74"><text:s text:c="2"/>}</text:p>
      <text:p text:style-name="P74">`;</text:p>
      <text:p text:style-name="P74"/>
      <text:p text:style-name="P74">const HeaderLink = styled(Link)`</text:p>
      <text:p text:style-name="P74"><text:s text:c="2"/>&amp;:not(:last-child) {</text:p>
      <text:p text:style-name="P74"><text:s text:c="4"/>margin-right: 30px;</text:p>
      <text:p text:style-name="P74"><text:s text:c="2"/>}</text:p>
      <text:p text:style-name="P74">`;</text:p>
      <text:p text:style-name="P74"/>
      <text:p text:style-name="P74">const ME = gql`</text:p>
      <text:p text:style-name="P74"><text:s text:c="2"/>{</text:p>
      <text:p text:style-name="P74"><text:s text:c="4"/>me {</text:p>
      <text:p text:style-name="P74"><text:s text:c="6"/>name</text:p>
      <text:p text:style-name="P74"><text:s text:c="4"/>}</text:p>
      <text:p text:style-name="P74"><text:s text:c="2"/>}</text:p>
      <text:p text:style-name="P74">`;</text:p>
      <text:p text:style-name="P74"/>
      <text:p text:style-name="P74">export default withRouter(({ history }) =&gt; {</text:p>
      <text:p text:style-name="P74"><text:s text:c="2"/>const search = useInput("");</text:p>
      <text:p text:style-name="P74"><text:s text:c="2"/>const meQuery = useQuery(ME);</text:p>
      <text:p text:style-name="P74"><text:s text:c="2"/>console.log(meQuery);</text:p>
      <text:p text:style-name="P74"><text:s text:c="2"/>const onSearchSubmit = async e =&gt; {</text:p>
      <text:p text:style-name="P74"><text:s text:c="4"/>await e.preventDefault();</text:p>
      <text:p text:style-name="P74"><text:s text:c="4"/>history.push(`/search?term=${search.value}`);</text:p>
      <text:p text:style-name="P74"><text:s text:c="2"/>};</text:p>
      <text:p text:style-name="P74"><text:s text:c="2"/>return (</text:p>
      <text:p text:style-name="P74"><text:s text:c="4"/>&lt;Header&gt;</text:p>
      <text:p text:style-name="P74"><text:s text:c="6"/>&lt;HeaderWrapper&gt;</text:p>
      <text:p text:style-name="P74"><text:s text:c="8"/>&lt;HeaderColumn&gt;</text:p>
      <text:p text:style-name="P74"><text:soft-page-break/><text:s text:c="10"/>&lt;Link to="/"&gt;</text:p>
      <text:p text:style-name="P74"><text:s text:c="12"/>&lt;Logo /&gt;</text:p>
      <text:p text:style-name="P74"><text:s text:c="10"/>&lt;/Link&gt;</text:p>
      <text:p text:style-name="P74"><text:s text:c="8"/>&lt;/HeaderColumn&gt;</text:p>
      <text:p text:style-name="P74"><text:s text:c="8"/>&lt;HeaderColumn&gt;</text:p>
      <text:p text:style-name="P74"><text:s text:c="10"/>&lt;form onSubmit={onSearchSubmit}&gt;</text:p>
      <text:p text:style-name="P74"><text:s text:c="12"/>&lt;SearchInput {...search} placeholder="검색" /&gt;</text:p>
      <text:p text:style-name="P74"><text:s text:c="10"/>&lt;/form&gt;</text:p>
      <text:p text:style-name="P74"><text:s text:c="8"/>&lt;/HeaderColumn&gt;</text:p>
      <text:p text:style-name="P74"><text:s text:c="8"/>&lt;HeaderColumn&gt;</text:p>
      <text:p text:style-name="P74"><text:s text:c="10"/>&lt;HeaderLink to="/explore"&gt;</text:p>
      <text:p text:style-name="P74"><text:s text:c="12"/>&lt;Compass /&gt;</text:p>
      <text:p text:style-name="P74"><text:s text:c="10"/>&lt;/HeaderLink&gt;</text:p>
      <text:p text:style-name="P74"><text:s text:c="10"/>&lt;HeaderLink to="/notifications"&gt;</text:p>
      <text:p text:style-name="P74"><text:s text:c="12"/>&lt;HeartEmpty /&gt;</text:p>
      <text:p text:style-name="P74"><text:s text:c="10"/>&lt;/HeaderLink&gt;</text:p>
      <text:p text:style-name="P74"><text:s text:c="10"/>&lt;HeaderLink to="/name"&gt;</text:p>
      <text:p text:style-name="P74"><text:s text:c="12"/>&lt;User /&gt;</text:p>
      <text:p text:style-name="P74"><text:s text:c="10"/>&lt;/HeaderLink&gt;</text:p>
      <text:p text:style-name="P74"><text:s text:c="8"/>&lt;/HeaderColumn&gt;</text:p>
      <text:p text:style-name="P74"><text:s text:c="6"/>&lt;/HeaderWrapper&gt;</text:p>
      <text:p text:style-name="P74"><text:s text:c="4"/>&lt;/Header&gt;</text:p>
      <text:p text:style-name="P74"><text:s text:c="2"/>);</text:p>
      <text:p text:style-name="P74">});</text:p>
      <text:p text:style-name="P72"><text:span text:style-name="T38">-</text:span>----------------<text:span text:style-name="T2">-------------------------------------------------------------------------------------------------------</text:span></text:p>
      <text:p text:style-name="P73">지금 이상태로는 작동을 안하는데 이유는, 우리는 token이 있지만 request에 보내지 않았다. </text:p>
      <text:p text:style-name="P73"/>
      <text:h text:style-name="Heading_20_1" text:outline-level="1">6.2 Header Logic part Two</text:h>
      <text:p text:style-name="P79"/>
      <text:p text:style-name="P77"><text:span text:style-name="T38">-</text:span>----------------<text:span text:style-name="T2">-------------------------------------------------------------------------------------------------------</text:span></text:p>
      <text:p text:style-name="P78"/>
      <text:p text:style-name="P77"><text:soft-page-break/><text:span text:style-name="T38">-</text:span>----------------<text:span text:style-name="T2">-------------------------------------------------------------------------------------------------------</text:span>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1T22:53:36.552103264</dc:date>
    <meta:editing-duration>PT7H15M5S</meta:editing-duration>
    <meta:editing-cycles>41</meta:editing-cycles>
    <meta:document-statistic meta:table-count="0" meta:image-count="1" meta:object-count="0" meta:page-count="71" meta:paragraph-count="1948" meta:word-count="6691" meta:character-count="59539" meta:non-whitespace-character-count="49661"/>
  </office:meta>
</office:document-meta>
</file>